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urdercase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eOppositeMayNotBeItsOwnOpposite</text:p>
          </table:table-cell>
          <table:table-cell office:value-type="string" table:style-name="ce1">
            <text:p><text:s/>The opposite may not be its own opposite</text:p>
          </table:table-cell>
          <table:table-cell office:value-type="string" table:style-name="ce1">
            <text:p><text:s/>murdercase.Room.next, ecore.EReference.eOpposite</text:p>
          </table:table-cell>
          <table:table-cell office:value-type="string" table:style-name="ce1">
            <text:p><text:s/>004 - murdercase.ecore</text:p>
          </table:table-cell>
          <table:table-cell office:value-type="string" table:style-name="ce1">
            <text:p><text:s/>005 - murdercase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undo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heOppositeMayNotBeItsOwnOpposi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dercase.ecor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5T15:00:05Z</meta:creation-date>
    <dc:date>2017-08-25T15:06:46Z</dc:date>
    <meta:editing-duration>PT0S</meta:editing-duration>
  </office:meta>
</office:document-meta>
</file>